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130"/>
    <style:style style:name="ce2" style:family="table-cell" style:parent-style-name="Default" style:data-style-name="N10000"/>
    <style:style style:name="ce3" style:family="table-cell" style:parent-style-name="Default" style:data-style-name="N104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B1 LSCS</text:p>
          </table:table-cell>
          <table:table-cell table:style-name="Default" office:value-type="string" calcext:value-type="string">
            <text:p>B2 ASS LSCS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2" office:value-type="currency" office:currency="EUR" office:value="1.89" calcext:value-type="currency">
            <text:p>€ 1.89</text:p>
          </table:table-cell>
          <table:table-cell/>
        </table:table-row>
        <table:table-row table:style-name="ro1">
          <table:table-cell office:value-type="string" calcext:value-type="string">
            <text:p>SETUP</text:p>
          </table:table-cell>
          <table:table-cell office:value-type="currency" office:currency="EUR" office:value="7.57" calcext:value-type="currency">
            <text:p>€ 7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NCIL</text:p>
          </table:table-cell>
          <table:table-cell office:value-type="currency" office:currency="EUR" office:value="1.42" calcext:value-type="currency">
            <text:p>€ 1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currency" office:currency="EUR" office:value="18.59" calcext:value-type="currency">
            <text:p>€ 18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DED COMPONE</text:p>
          </table:table-cell>
          <table:table-cell office:value-type="currency" office:currency="EUR" office:value="5.36" calcext:value-type="currency">
            <text:p>€ 5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currency" office:currency="EUR" office:value="0.95" calcext:value-type="currency">
            <text:p>€ 0.9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CB</text:p>
          </table:table-cell>
          <table:table-cell table:formula="of:=SUM([.B4:.B9])" office:value-type="currency" office:currency="EUR" office:value="35.78" calcext:value-type="currency">
            <text:p>€ 35.78</text:p>
          </table:table-cell>
          <table:table-cell table:formula="of:=SUM([.C4:.C9])" office:value-type="currency" office:currency="EUR" office:value="1.89" calcext:value-type="currency">
            <text:p>€ 1.89</text:p>
          </table:table-cell>
          <table:table-cell/>
        </table:table-row>
        <table:table-row table:style-name="ro1">
          <table:table-cell office:value-type="string" calcext:value-type="string">
            <text:p>SPED E TASSE</text:p>
          </table:table-cell>
          <table:table-cell office:value-type="currency" office:currency="EUR" office:value="18.1" calcext:value-type="currency">
            <text:p>€ 18.10</text:p>
          </table:table-cell>
          <table:table-cell office:value-type="currency" office:currency="EUR" office:value="2.12" calcext:value-type="currency">
            <text:p>€ 2.12</text:p>
          </table:table-cell>
          <table:table-cell/>
        </table:table-row>
        <table:table-row table:style-name="ro1">
          <table:table-cell office:value-type="string" calcext:value-type="string">
            <text:p>SCONTO CHECKOUT</text:p>
          </table:table-cell>
          <table:table-cell office:value-type="currency" office:currency="EUR" office:value="-8.62" calcext:value-type="currency">
            <text:p>-€ 8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E JLCPCB</text:p>
          </table:table-cell>
          <table:table-cell table:formula="of:=SUM([.B11:.B13])" office:value-type="currency" office:currency="EUR" office:value="45.26" calcext:value-type="currency">
            <text:p>€ 45.26</text:p>
          </table:table-cell>
          <table:table-cell table:formula="of:=SUM([.C11:.C13])" office:value-type="currency" office:currency="EUR" office:value="4.01" calcext:value-type="currency">
            <text:p>€ 4.0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P32WROOM (5X)</text:p>
          </table:table-cell>
          <table:table-cell table:formula="of:=3.6607*5" office:value-type="currency" office:currency="EUR" office:value="18.3035" calcext:value-type="currency">
            <text:p>€ 18.30</text:p>
          </table:table-cell>
          <table:table-cell table:formula="of:=[.B16]" office:value-type="currency" office:currency="EUR" office:value="18.3035" calcext:value-type="currency">
            <text:p>€ 18.30</text:p>
          </table:table-cell>
          <table:table-cell/>
        </table:table-row>
        <table:table-row table:style-name="ro1">
          <table:table-cell office:value-type="string" calcext:value-type="string">
            <text:p>RELAY (X5)</text:p>
          </table:table-cell>
          <table:table-cell table:formula="of:=0.9991*5" office:value-type="currency" office:currency="EUR" office:value="4.9955" calcext:value-type="currency">
            <text:p>€ 5.00</text:p>
          </table:table-cell>
          <table:table-cell table:formula="of:=[.B17]" office:value-type="currency" office:currency="EUR" office:value="4.9955" calcext:value-type="currency">
            <text:p>€ 5.00</text:p>
          </table:table-cell>
          <table:table-cell/>
        </table:table-row>
        <table:table-row table:style-name="ro1">
          <table:table-cell office:value-type="string" calcext:value-type="string">
            <text:p>POLYFUSE</text:p>
          </table:table-cell>
          <table:table-cell table:formula="of:=0.0945*5" office:value-type="currency" office:currency="EUR" office:value="0.4725" calcext:value-type="currency">
            <text:p>€ 0.47</text:p>
          </table:table-cell>
          <table:table-cell table:formula="of:=0.0893*5" office:value-type="currency" office:currency="EUR" office:value="0.4465" calcext:value-type="currency">
            <text:p>€ 0.45</text:p>
          </table:table-cell>
          <table:table-cell/>
        </table:table-row>
        <table:table-row table:style-name="ro1">
          <table:table-cell office:value-type="string" calcext:value-type="string">
            <text:p>SCREW TERMINAL (X5)</text:p>
          </table:table-cell>
          <table:table-cell table:formula="of:=0.2047*5" office:value-type="currency" office:currency="EUR" office:value="1.0235" calcext:value-type="currency">
            <text:p>€ 1.02</text:p>
          </table:table-cell>
          <table:table-cell table:formula="of:=[.B19]" office:value-type="currency" office:currency="EUR" office:value="1.0235" calcext:value-type="currency">
            <text:p>€ 1.02</text:p>
          </table:table-cell>
          <table:table-cell/>
        </table:table-row>
        <table:table-row table:style-name="ro1">
          <table:table-cell office:value-type="string" calcext:value-type="string">
            <text:p>ALTRO LSCS</text:p>
          </table:table-cell>
          <table:table-cell table:formula="of:=0" office:value-type="currency" office:currency="EUR" office:value="0" calcext:value-type="currency">
            <text:p>€ 0.00</text:p>
          </table:table-cell>
          <table:table-cell table:formula="of:=0.2*5+0.45+0.48+0.78+0.18+0.354+0.19+0.14+0.064+0.7+2.12/2+3.69*5" office:value-type="currency" office:currency="EUR" office:value="23.848" calcext:value-type="currency">
            <text:p>€ 23.85</text:p>
          </table:table-cell>
          <table:table-cell/>
        </table:table-row>
        <table:table-row table:style-name="ro1">
          <table:table-cell office:value-type="string" calcext:value-type="string">
            <text:p>SPED E TASSE LSCS</text:p>
          </table:table-cell>
          <table:table-cell office:value-type="currency" office:currency="EUR" office:value="10.81" calcext:value-type="currency">
            <text:p>€ 10.81</text:p>
          </table:table-cell>
          <table:table-cell office:value-type="currency" office:currency="EUR" office:value="0" calcext:value-type="currency">
            <text:p>€ 0.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E LSCS</text:p>
          </table:table-cell>
          <table:table-cell table:formula="of:=SUM([.B16:.B21])" office:value-type="currency" office:currency="EUR" office:value="35.605" calcext:value-type="currency">
            <text:p>€ 35.61</text:p>
          </table:table-cell>
          <table:table-cell table:formula="of:=SUM([.C16:.C21])" office:value-type="currency" office:currency="EUR" office:value="48.617" calcext:value-type="currency">
            <text:p>€ 48.62</text:p>
          </table:table-cell>
          <table:table-cell/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E </text:p>
          </table:table-cell>
          <table:table-cell table:formula="of:=[.B23]+[.B14]" office:value-type="currency" office:currency="EUR" office:value="80.865" calcext:value-type="currency">
            <text:p>€ 80.87</text:p>
          </table:table-cell>
          <table:table-cell table:formula="of:=[.C23]+[.C14]" office:value-type="currency" office:currency="EUR" office:value="52.627" calcext:value-type="currency">
            <text:p>€ 52.63</text:p>
          </table:table-cell>
          <table:table-cell/>
        </table:table-row>
        <table:table-row table:style-name="ro1">
          <table:table-cell office:value-type="string" calcext:value-type="string">
            <text:p>NBOARD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OTALE A BOARD</text:p>
          </table:table-cell>
          <table:table-cell table:formula="of:=[.B26]/[.B27]" office:value-type="currency" office:currency="EUR" office:value="16.173" calcext:value-type="currency">
            <text:p>€ 16.17</text:p>
          </table:table-cell>
          <table:table-cell table:formula="of:=[.C26]/[.C27]" office:value-type="currency" office:currency="EUR" office:value="10.5254" calcext:value-type="currency">
            <text:p>€ 10.53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11:18:44.8520035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0:28:49.438598110</meta:creation-date>
    <dc:date>2023-10-31T11:41:08.061406607</dc:date>
    <meta:editing-duration>PT3H58M24S</meta:editing-duration>
    <meta:editing-cycles>4</meta:editing-cycles>
    <meta:generator>LibreOffice/7.5.7.1$Linux_X86_64 LibreOffice_project/50$Build-1</meta:generator>
    <meta:document-statistic meta:table-count="1" meta:cell-count="56" meta:object-count="0"/>
  </office:meta>
</office:document-meta>
</file>